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4.B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Таблица4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4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.B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Таблица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2.B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2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background-color="transparent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ru" fo:country="RU" fo:font-weight="bold" style:font-weight-asian="bold" style:font-weight-complex="bold"/>
    </style:style>
    <style:style style:name="P11" style:family="paragraph" style:parent-style-name="Table_20_Contents"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dit candidate profile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5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Candidate edit open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4">Я на странице профиля кандидата </text:p>
            <text:p text:style-name="P4">И кнопка <text:span text:style-name="T2">«Edit» </text:span>активна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Edit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Открывается форма редактирования, аналогичная форме создания <text:span text:style-name="T2">(3.Candidates – Candidate search)</text:span>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5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Candidate edit apply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4">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редактирую поля пользователя аналогично сценарию <text:span text:style-name="T2">3.Candidates – Add candidate – 1.</text:span><text:span text:style-name="T4">Candidate adding: Apply </text:span></text:p>
            <text:p text:style-name="P3">И нажимаю на кнопку <text:span text:style-name="T2">«Submit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Изменения внесены</text:p>
            <text:p text:style-name="P3">И открывается форма профиля кандидата </text:p>
            <text:p text:style-name="P3">И новые данные отображаются в профиле кандидата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">
            <text:p text:style-name="P5">3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andidate edit cancel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4">Выполнен сценарий 1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редактирую поля пользователя аналогично сценарию <text:span text:style-name="T2">3.Candidates – Add candidate</text:span></text:p>
            <text:p text:style-name="P3">И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Изменения не внесены</text:p>
            <text:p text:style-name="P3">И открывается форма профиля кандидата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19S</meta:editing-duration>
    <meta:editing-cycles>6</meta:editing-cycles>
    <meta:generator>OpenOffice/4.1.2$Win32 OpenOffice.org_project/412m3$Build-9782</meta:generator>
    <dc:date>2016-04-13T17:08:27.02</dc:date>
    <dc:creator>Юлия Сидорук</dc:creator>
    <meta:document-statistic meta:table-count="3" meta:image-count="0" meta:object-count="0" meta:page-count="1" meta:paragraph-count="37" meta:word-count="116" meta:character-count="785"/>
    <meta:user-defined meta:name="Info 1"/>
    <meta:user-defined meta:name="Info 2"/>
    <meta:user-defined meta:name="Info 3"/>
    <meta:user-defined meta:name="Info 4"/>
  </office:meta>
</office:document-meta>
</file>